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BD085BDD81CF807.png" manifest:media-type="image/png"/>
  <manifest:file-entry manifest:full-path="Pictures/1000000100000780000004380AEE31E549E24241.png" manifest:media-type="image/png"/>
  <manifest:file-entry manifest:full-path="Pictures/10000001000007800000043891F5578A97A579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026cm" svg:y="0.344cm" svg:width="17cm" svg:height="9.562cm" draw:z-index="0"><draw:image xlink:href="Pictures/10000001000007800000043891F5578A97A579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423cm" svg:y="1.081cm" svg:width="17cm" svg:height="9.562cm" draw:z-index="1"><draw:image xlink:href="Pictures/1000000100000780000004380AEE31E549E242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62cm" draw:z-index="2"><draw:image xlink:href="Pictures/100000010000078000000438FBD085BDD81CF8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05:43.320759761</meta:creation-date>
    <dc:date>2023-10-23T15:07:51.125068403</dc:date>
    <meta:editing-duration>PT2M8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